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0827in"/>
    </style:style>
    <style:style style:name="co8" style:family="table-column">
      <style:table-column-properties fo:break-before="auto" style:column-width="0.8575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1256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1.1681in"/>
    </style:style>
    <style:style style:name="co14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9549633" calcext:value-type="float">
            <text:p>-1.9549633</text:p>
          </table:table-cell>
          <table:table-cell office:value-type="float" office:value="0.9498993" calcext:value-type="float">
            <text:p>0.9498993</text:p>
          </table:table-cell>
          <table:table-cell office:value-type="float" office:value="1.88034951" calcext:value-type="float">
            <text:p>1.88034951</text:p>
          </table:table-cell>
          <table:table-cell office:value-type="float" office:value="1.564282441" calcext:value-type="float">
            <text:p>1.564282441</text:p>
          </table:table-cell>
          <table:table-cell office:value-type="float" office:value="2.412378067" calcext:value-type="float">
            <text:p>2.412378067</text:p>
          </table:table-cell>
          <table:table-cell office:value-type="float" office:value="4.178824" calcext:value-type="float">
            <text:p>4.178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2.4732317" calcext:value-type="float">
            <text:p>-2.4732317</text:p>
          </table:table-cell>
          <table:table-cell office:value-type="float" office:value="-1.0611577" calcext:value-type="float">
            <text:p>-1.0611577</text:p>
          </table:table-cell>
          <table:table-cell office:value-type="float" office:value="-0.65417911" calcext:value-type="float">
            <text:p>-0.65417911</text:p>
          </table:table-cell>
          <table:table-cell office:value-type="float" office:value="-0.643238178" calcext:value-type="float">
            <text:p>-0.643238178</text:p>
          </table:table-cell>
          <table:table-cell office:value-type="float" office:value="-0.356753447" calcext:value-type="float">
            <text:p>-0.356753447</text:p>
          </table:table-cell>
          <table:table-cell office:value-type="float" office:value="2.478713" calcext:value-type="float">
            <text:p>2.4787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8730813" calcext:value-type="float">
            <text:p>-1.8730813</text:p>
          </table:table-cell>
          <table:table-cell office:value-type="float" office:value="-0.7894785" calcext:value-type="float">
            <text:p>-0.7894785</text:p>
          </table:table-cell>
          <table:table-cell office:value-type="float" office:value="-0.52662264" calcext:value-type="float">
            <text:p>-0.52662264</text:p>
          </table:table-cell>
          <table:table-cell office:value-type="float" office:value="-0.497870113" calcext:value-type="float">
            <text:p>-0.497870113</text:p>
          </table:table-cell>
          <table:table-cell office:value-type="float" office:value="-0.357668032" calcext:value-type="float">
            <text:p>-0.357668032</text:p>
          </table:table-cell>
          <table:table-cell office:value-type="float" office:value="2.331413" calcext:value-type="float">
            <text:p>2.3314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5503082" calcext:value-type="float">
            <text:p>-1.5503082</text:p>
          </table:table-cell>
          <table:table-cell office:value-type="float" office:value="-0.6745612" calcext:value-type="float">
            <text:p>-0.6745612</text:p>
          </table:table-cell>
          <table:table-cell office:value-type="float" office:value="-0.46041394" calcext:value-type="float">
            <text:p>-0.46041394</text:p>
          </table:table-cell>
          <table:table-cell office:value-type="float" office:value="-0.416068065" calcext:value-type="float">
            <text:p>-0.416068065</text:p>
          </table:table-cell>
          <table:table-cell office:value-type="float" office:value="-0.329058308" calcext:value-type="float">
            <text:p>-0.329058308</text:p>
          </table:table-cell>
          <table:table-cell office:value-type="float" office:value="2.317959" calcext:value-type="float">
            <text:p>2.3179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1124397" calcext:value-type="float">
            <text:p>-1.1124397</text:p>
          </table:table-cell>
          <table:table-cell office:value-type="float" office:value="-0.6400862" calcext:value-type="float">
            <text:p>-0.6400862</text:p>
          </table:table-cell>
          <table:table-cell office:value-type="float" office:value="-0.43799519" calcext:value-type="float">
            <text:p>-0.43799519</text:p>
          </table:table-cell>
          <table:table-cell office:value-type="float" office:value="-0.350295723" calcext:value-type="float">
            <text:p>-0.350295723</text:p>
          </table:table-cell>
          <table:table-cell office:value-type="float" office:value="-0.275262136" calcext:value-type="float">
            <text:p>-0.275262136</text:p>
          </table:table-cell>
          <table:table-cell office:value-type="float" office:value="2.414868" calcext:value-type="float">
            <text:p>2.4148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2302935" calcext:value-type="float">
            <text:p>-1.2302935</text:p>
          </table:table-cell>
          <table:table-cell office:value-type="float" office:value="-0.4938999" calcext:value-type="float">
            <text:p>-0.4938999</text:p>
          </table:table-cell>
          <table:table-cell office:value-type="float" office:value="-0.39198705" calcext:value-type="float">
            <text:p>-0.39198705</text:p>
          </table:table-cell>
          <table:table-cell office:value-type="float" office:value="-0.148905913" calcext:value-type="float">
            <text:p>-0.148905913</text:p>
          </table:table-cell>
          <table:table-cell office:value-type="float" office:value="-0.272195543" calcext:value-type="float">
            <text:p>-0.272195543</text:p>
          </table:table-cell>
          <table:table-cell office:value-type="float" office:value="5.400631" calcext:value-type="float">
            <text:p>5.4006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4048579" calcext:value-type="float">
            <text:p>-1.4048579</text:p>
          </table:table-cell>
          <table:table-cell office:value-type="float" office:value="-0.3929048" calcext:value-type="float">
            <text:p>-0.3929048</text:p>
          </table:table-cell>
          <table:table-cell office:value-type="float" office:value="-0.30933834" calcext:value-type="float">
            <text:p>-0.30933834</text:p>
          </table:table-cell>
          <table:table-cell office:value-type="float" office:value="0.102874163" calcext:value-type="float">
            <text:p>0.102874163</text:p>
          </table:table-cell>
          <table:table-cell office:value-type="float" office:value="0.150644239" calcext:value-type="float">
            <text:p>0.150644239</text:p>
          </table:table-cell>
          <table:table-cell office:value-type="float" office:value="3.452119" calcext:value-type="float">
            <text:p>3.4521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3" calcext:value-type="float">
            <text:p>-1.9549633</text:p>
          </table:table-cell>
          <table:table-cell office:value-type="float" office:value="0.9564571" calcext:value-type="float">
            <text:p>0.9564571</text:p>
          </table:table-cell>
          <table:table-cell office:value-type="float" office:value="1.88034951" calcext:value-type="float">
            <text:p>1.88034951</text:p>
          </table:table-cell>
          <table:table-cell office:value-type="float" office:value="1.57932374" calcext:value-type="float">
            <text:p>1.57932374</text:p>
          </table:table-cell>
          <table:table-cell office:value-type="float" office:value="2.41646609" calcext:value-type="float">
            <text:p>2.41646609</text:p>
          </table:table-cell>
          <table:table-cell office:value-type="float" office:value="4.178824" calcext:value-type="float">
            <text:p>4.178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6497906" calcext:value-type="float">
            <text:p>-1.6497906</text:p>
          </table:table-cell>
          <table:table-cell office:value-type="float" office:value="-0.3655316" calcext:value-type="float">
            <text:p>-0.3655316</text:p>
          </table:table-cell>
          <table:table-cell office:value-type="float" office:value="0.11536819" calcext:value-type="float">
            <text:p>0.11536819</text:p>
          </table:table-cell>
          <table:table-cell office:value-type="float" office:value="0.288198403" calcext:value-type="float">
            <text:p>0.288198403</text:p>
          </table:table-cell>
          <table:table-cell office:value-type="float" office:value="0.87541905" calcext:value-type="float">
            <text:p>0.87541905</text:p>
          </table:table-cell>
          <table:table-cell office:value-type="float" office:value="3.439215" calcext:value-type="float">
            <text:p>3.4392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1.2190319" calcext:value-type="float">
            <text:p>-1.2190319</text:p>
          </table:table-cell>
          <table:table-cell office:value-type="float" office:value="-0.4254689" calcext:value-type="float">
            <text:p>-0.4254689</text:p>
          </table:table-cell>
          <table:table-cell office:value-type="float" office:value="-0.21586324" calcext:value-type="float">
            <text:p>-0.21586324</text:p>
          </table:table-cell>
          <table:table-cell office:value-type="float" office:value="-0.009799129" calcext:value-type="float">
            <text:p>-0.009799129</text:p>
          </table:table-cell>
          <table:table-cell office:value-type="float" office:value="0.251372872" calcext:value-type="float">
            <text:p>0.251372872</text:p>
          </table:table-cell>
          <table:table-cell office:value-type="float" office:value="2.709859" calcext:value-type="float">
            <text:p>2.7098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5972507" calcext:value-type="float">
            <text:p>-1.5972507</text:p>
          </table:table-cell>
          <table:table-cell office:value-type="float" office:value="-0.459705" calcext:value-type="float">
            <text:p>-0.459705</text:p>
          </table:table-cell>
          <table:table-cell office:value-type="float" office:value="-0.30618831" calcext:value-type="float">
            <text:p>-0.30618831</text:p>
          </table:table-cell>
          <table:table-cell office:value-type="float" office:value="-0.152777642" calcext:value-type="float">
            <text:p>-0.152777642</text:p>
          </table:table-cell>
          <table:table-cell office:value-type="float" office:value="0.035677251" calcext:value-type="float">
            <text:p>0.035677251</text:p>
          </table:table-cell>
          <table:table-cell office:value-type="float" office:value="3.034775" calcext:value-type="float">
            <text:p>3.0347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1124397" calcext:value-type="float">
            <text:p>-1.1124397</text:p>
          </table:table-cell>
          <table:table-cell office:value-type="float" office:value="-0.5023415" calcext:value-type="float">
            <text:p>-0.5023415</text:p>
          </table:table-cell>
          <table:table-cell office:value-type="float" office:value="-0.35766803" calcext:value-type="float">
            <text:p>-0.35766803</text:p>
          </table:table-cell>
          <table:table-cell office:value-type="float" office:value="-0.206031388" calcext:value-type="float">
            <text:p>-0.206031388</text:p>
          </table:table-cell>
          <table:table-cell office:value-type="float" office:value="-0.097792392" calcext:value-type="float">
            <text:p>-0.097792392</text:p>
          </table:table-cell>
          <table:table-cell office:value-type="float" office:value="2.533869" calcext:value-type="float">
            <text:p>2.5338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0.9903379" calcext:value-type="float">
            <text:p>-0.9903379</text:p>
          </table:table-cell>
          <table:table-cell office:value-type="float" office:value="-0.4214875" calcext:value-type="float">
            <text:p>-0.4214875</text:p>
          </table:table-cell>
          <table:table-cell office:value-type="float" office:value="-0.33071448" calcext:value-type="float">
            <text:p>-0.33071448</text:p>
          </table:table-cell>
          <table:table-cell office:value-type="float" office:value="-0.048599349" calcext:value-type="float">
            <text:p>-0.048599349</text:p>
          </table:table-cell>
          <table:table-cell office:value-type="float" office:value="-0.013980217" calcext:value-type="float">
            <text:p>-0.013980217</text:p>
          </table:table-cell>
          <table:table-cell office:value-type="float" office:value="2.886675" calcext:value-type="float">
            <text:p>2.8866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9066172" calcext:value-type="float">
            <text:p>-0.9066172</text:p>
          </table:table-cell>
          <table:table-cell office:value-type="float" office:value="-0.3625442" calcext:value-type="float">
            <text:p>-0.3625442</text:p>
          </table:table-cell>
          <table:table-cell office:value-type="float" office:value="-0.26229999" calcext:value-type="float">
            <text:p>-0.26229999</text:p>
          </table:table-cell>
          <table:table-cell office:value-type="float" office:value="0.185436851" calcext:value-type="float">
            <text:p>0.185436851</text:p>
          </table:table-cell>
          <table:table-cell office:value-type="float" office:value="0.254222899" calcext:value-type="float">
            <text:p>0.254222899</text:p>
          </table:table-cell>
          <table:table-cell office:value-type="float" office:value="3.452119" calcext:value-type="float">
            <text:p>3.4521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3" calcext:value-type="float">
            <text:p>-1.9549633</text:p>
          </table:table-cell>
          <table:table-cell office:value-type="float" office:value="0.9487002" calcext:value-type="float">
            <text:p>0.9487002</text:p>
          </table:table-cell>
          <table:table-cell office:value-type="float" office:value="1.88034267" calcext:value-type="float">
            <text:p>1.88034267</text:p>
          </table:table-cell>
          <table:table-cell office:value-type="float" office:value="1.552045141" calcext:value-type="float">
            <text:p>1.552045141</text:p>
          </table:table-cell>
          <table:table-cell office:value-type="float" office:value="2.411915527" calcext:value-type="float">
            <text:p>2.411915527</text:p>
          </table:table-cell>
          <table:table-cell office:value-type="float" office:value="4.178824" calcext:value-type="float">
            <text:p>4.1788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9549633" calcext:value-type="float">
            <text:p>-1.9549633</text:p>
          </table:table-cell>
          <table:table-cell office:value-type="float" office:value="0.9483005" calcext:value-type="float">
            <text:p>0.9483005</text:p>
          </table:table-cell>
          <table:table-cell office:value-type="float" office:value="1.88033583" calcext:value-type="float">
            <text:p>1.88033583</text:p>
          </table:table-cell>
          <table:table-cell office:value-type="float" office:value="1.56104928" calcext:value-type="float">
            <text:p>1.56104928</text:p>
          </table:table-cell>
          <table:table-cell office:value-type="float" office:value="2.412378067" calcext:value-type="float">
            <text:p>2.412378067</text:p>
          </table:table-cell>
          <table:table-cell office:value-type="float" office:value="3.811965" calcext:value-type="float">
            <text:p>3.81196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2.4732317" calcext:value-type="float">
            <text:p>-2.4732317</text:p>
          </table:table-cell>
          <table:table-cell office:value-type="float" office:value="-1.0540976" calcext:value-type="float">
            <text:p>-1.0540976</text:p>
          </table:table-cell>
          <table:table-cell office:value-type="float" office:value="-0.6484939" calcext:value-type="float">
            <text:p>-0.6484939</text:p>
          </table:table-cell>
          <table:table-cell office:value-type="float" office:value="-0.622196999" calcext:value-type="float">
            <text:p>-0.622196999</text:p>
          </table:table-cell>
          <table:table-cell office:value-type="float" office:value="-0.348946272" calcext:value-type="float">
            <text:p>-0.348946272</text:p>
          </table:table-cell>
          <table:table-cell office:value-type="float" office:value="2.478713" calcext:value-type="float">
            <text:p>2.4787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8730813" calcext:value-type="float">
            <text:p>-1.8730813</text:p>
          </table:table-cell>
          <table:table-cell office:value-type="float" office:value="-0.8096765" calcext:value-type="float">
            <text:p>-0.8096765</text:p>
          </table:table-cell>
          <table:table-cell office:value-type="float" office:value="-0.53253613" calcext:value-type="float">
            <text:p>-0.53253613</text:p>
          </table:table-cell>
          <table:table-cell office:value-type="float" office:value="-0.501559543" calcext:value-type="float">
            <text:p>-0.501559543</text:p>
          </table:table-cell>
          <table:table-cell office:value-type="float" office:value="-0.357668032" calcext:value-type="float">
            <text:p>-0.357668032</text:p>
          </table:table-cell>
          <table:table-cell office:value-type="float" office:value="2.331413" calcext:value-type="float">
            <text:p>2.3314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5503082" calcext:value-type="float">
            <text:p>-1.5503082</text:p>
          </table:table-cell>
          <table:table-cell office:value-type="float" office:value="-0.6778624" calcext:value-type="float">
            <text:p>-0.6778624</text:p>
          </table:table-cell>
          <table:table-cell office:value-type="float" office:value="-0.45942979" calcext:value-type="float">
            <text:p>-0.45942979</text:p>
          </table:table-cell>
          <table:table-cell office:value-type="float" office:value="-0.396627817" calcext:value-type="float">
            <text:p>-0.396627817</text:p>
          </table:table-cell>
          <table:table-cell office:value-type="float" office:value="-0.314998458" calcext:value-type="float">
            <text:p>-0.314998458</text:p>
          </table:table-cell>
          <table:table-cell office:value-type="float" office:value="3.154128" calcext:value-type="float">
            <text:p>3.1541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1124397" calcext:value-type="float">
            <text:p>-1.1124397</text:p>
          </table:table-cell>
          <table:table-cell office:value-type="float" office:value="-0.6467779" calcext:value-type="float">
            <text:p>-0.6467779</text:p>
          </table:table-cell>
          <table:table-cell office:value-type="float" office:value="-0.43379001" calcext:value-type="float">
            <text:p>-0.43379001</text:p>
          </table:table-cell>
          <table:table-cell office:value-type="float" office:value="-0.328138054" calcext:value-type="float">
            <text:p>-0.328138054</text:p>
          </table:table-cell>
          <table:table-cell office:value-type="float" office:value="-0.232936583" calcext:value-type="float">
            <text:p>-0.232936583</text:p>
          </table:table-cell>
          <table:table-cell office:value-type="float" office:value="2.414868" calcext:value-type="float">
            <text:p>2.4148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2302935" calcext:value-type="float">
            <text:p>-1.2302935</text:p>
          </table:table-cell>
          <table:table-cell office:value-type="float" office:value="-0.4949816" calcext:value-type="float">
            <text:p>-0.4949816</text:p>
          </table:table-cell>
          <table:table-cell office:value-type="float" office:value="-0.38883727" calcext:value-type="float">
            <text:p>-0.38883727</text:p>
          </table:table-cell>
          <table:table-cell office:value-type="float" office:value="-0.188672918" calcext:value-type="float">
            <text:p>-0.188672918</text:p>
          </table:table-cell>
          <table:table-cell office:value-type="float" office:value="-0.264727407" calcext:value-type="float">
            <text:p>-0.264727407</text:p>
          </table:table-cell>
          <table:table-cell office:value-type="float" office:value="2.886675" calcext:value-type="float">
            <text:p>2.8866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4048579" calcext:value-type="float">
            <text:p>-1.4048579</text:p>
          </table:table-cell>
          <table:table-cell office:value-type="float" office:value="-0.3928911" calcext:value-type="float">
            <text:p>-0.3928911</text:p>
          </table:table-cell>
          <table:table-cell office:value-type="float" office:value="-0.3072073" calcext:value-type="float">
            <text:p>-0.3072073</text:p>
          </table:table-cell>
          <table:table-cell office:value-type="float" office:value="0.097933422" calcext:value-type="float">
            <text:p>0.097933422</text:p>
          </table:table-cell>
          <table:table-cell office:value-type="float" office:value="0.130135573" calcext:value-type="float">
            <text:p>0.130135573</text:p>
          </table:table-cell>
          <table:table-cell office:value-type="float" office:value="3.452119" calcext:value-type="float">
            <text:p>3.4521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3" calcext:value-type="float">
            <text:p>-1.9549633</text:p>
          </table:table-cell>
          <table:table-cell office:value-type="float" office:value="0.8951789" calcext:value-type="float">
            <text:p>0.8951789</text:p>
          </table:table-cell>
          <table:table-cell office:value-type="float" office:value="1.8572493" calcext:value-type="float">
            <text:p>1.8572493</text:p>
          </table:table-cell>
          <table:table-cell office:value-type="float" office:value="1.537003621" calcext:value-type="float">
            <text:p>1.537003621</text:p>
          </table:table-cell>
          <table:table-cell office:value-type="float" office:value="2.411440038" calcext:value-type="float">
            <text:p>2.411440038</text:p>
          </table:table-cell>
          <table:table-cell office:value-type="float" office:value="3.696456" calcext:value-type="float">
            <text:p>3.6964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6497906" calcext:value-type="float">
            <text:p>-1.6497906</text:p>
          </table:table-cell>
          <table:table-cell office:value-type="float" office:value="-0.3889948" calcext:value-type="float">
            <text:p>-0.3889948</text:p>
          </table:table-cell>
          <table:table-cell office:value-type="float" office:value="0.10165309" calcext:value-type="float">
            <text:p>0.10165309</text:p>
          </table:table-cell>
          <table:table-cell office:value-type="float" office:value="0.24672994" calcext:value-type="float">
            <text:p>0.24672994</text:p>
          </table:table-cell>
          <table:table-cell office:value-type="float" office:value="0.818468388" calcext:value-type="float">
            <text:p>0.818468388</text:p>
          </table:table-cell>
          <table:table-cell office:value-type="float" office:value="3.369524" calcext:value-type="float">
            <text:p>3.36952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1.2190319" calcext:value-type="float">
            <text:p>-1.2190319</text:p>
          </table:table-cell>
          <table:table-cell office:value-type="float" office:value="-0.4275245" calcext:value-type="float">
            <text:p>-0.4275245</text:p>
          </table:table-cell>
          <table:table-cell office:value-type="float" office:value="-0.21173396" calcext:value-type="float">
            <text:p>-0.21173396</text:p>
          </table:table-cell>
          <table:table-cell office:value-type="float" office:value="-0.004151612" calcext:value-type="float">
            <text:p>-0.004151612</text:p>
          </table:table-cell>
          <table:table-cell office:value-type="float" office:value="0.258214" calcext:value-type="float">
            <text:p>0.258214</text:p>
          </table:table-cell>
          <table:table-cell office:value-type="float" office:value="2.709859" calcext:value-type="float">
            <text:p>2.70985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5972507" calcext:value-type="float">
            <text:p>-1.5972507</text:p>
          </table:table-cell>
          <table:table-cell office:value-type="float" office:value="-0.4583799" calcext:value-type="float">
            <text:p>-0.4583799</text:p>
          </table:table-cell>
          <table:table-cell office:value-type="float" office:value="-0.3024542" calcext:value-type="float">
            <text:p>-0.3024542</text:p>
          </table:table-cell>
          <table:table-cell office:value-type="float" office:value="-0.137451653" calcext:value-type="float">
            <text:p>-0.137451653</text:p>
          </table:table-cell>
          <table:table-cell office:value-type="float" office:value="0.044135007" calcext:value-type="float">
            <text:p>0.044135007</text:p>
          </table:table-cell>
          <table:table-cell office:value-type="float" office:value="3.154128" calcext:value-type="float">
            <text:p>3.1541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1124397" calcext:value-type="float">
            <text:p>-1.1124397</text:p>
          </table:table-cell>
          <table:table-cell office:value-type="float" office:value="-0.5023415" calcext:value-type="float">
            <text:p>-0.5023415</text:p>
          </table:table-cell>
          <table:table-cell office:value-type="float" office:value="-0.35401427" calcext:value-type="float">
            <text:p>-0.35401427</text:p>
          </table:table-cell>
          <table:table-cell office:value-type="float" office:value="-0.189117552" calcext:value-type="float">
            <text:p>-0.189117552</text:p>
          </table:table-cell>
          <table:table-cell office:value-type="float" office:value="-0.043162502" calcext:value-type="float">
            <text:p>-0.043162502</text:p>
          </table:table-cell>
          <table:table-cell office:value-type="float" office:value="3.234273" calcext:value-type="float">
            <text:p>3.2342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0.9903379" calcext:value-type="float">
            <text:p>-0.9903379</text:p>
          </table:table-cell>
          <table:table-cell office:value-type="float" office:value="-0.4069472" calcext:value-type="float">
            <text:p>-0.4069472</text:p>
          </table:table-cell>
          <table:table-cell office:value-type="float" office:value="-0.33054388" calcext:value-type="float">
            <text:p>-0.33054388</text:p>
          </table:table-cell>
          <table:table-cell office:value-type="float" office:value="-0.018197973" calcext:value-type="float">
            <text:p>-0.018197973</text:p>
          </table:table-cell>
          <table:table-cell office:value-type="float" office:value="0.095391079" calcext:value-type="float">
            <text:p>0.095391079</text:p>
          </table:table-cell>
          <table:table-cell office:value-type="float" office:value="2.886675" calcext:value-type="float">
            <text:p>2.8866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9066172" calcext:value-type="float">
            <text:p>-0.9066172</text:p>
          </table:table-cell>
          <table:table-cell office:value-type="float" office:value="-0.3601188" calcext:value-type="float">
            <text:p>-0.3601188</text:p>
          </table:table-cell>
          <table:table-cell office:value-type="float" office:value="-0.26160051" calcext:value-type="float">
            <text:p>-0.26160051</text:p>
          </table:table-cell>
          <table:table-cell office:value-type="float" office:value="0.194450236" calcext:value-type="float">
            <text:p>0.194450236</text:p>
          </table:table-cell>
          <table:table-cell office:value-type="float" office:value="0.384191691" calcext:value-type="float">
            <text:p>0.384191691</text:p>
          </table:table-cell>
          <table:table-cell office:value-type="float" office:value="3.452119" calcext:value-type="float">
            <text:p>3.4521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9549633" calcext:value-type="float">
            <text:p>-1.9549633</text:p>
          </table:table-cell>
          <table:table-cell office:value-type="float" office:value="0.8951789" calcext:value-type="float">
            <text:p>0.8951789</text:p>
          </table:table-cell>
          <table:table-cell office:value-type="float" office:value="1.8572493" calcext:value-type="float">
            <text:p>1.8572493</text:p>
          </table:table-cell>
          <table:table-cell office:value-type="float" office:value="1.552108214" calcext:value-type="float">
            <text:p>1.552108214</text:p>
          </table:table-cell>
          <table:table-cell office:value-type="float" office:value="2.412074023" calcext:value-type="float">
            <text:p>2.412074023</text:p>
          </table:table-cell>
          <table:table-cell office:value-type="float" office:value="5.918364" calcext:value-type="float">
            <text:p>5.9183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2.4348525" calcext:value-type="float">
            <text:p>-2.4348525</text:p>
          </table:table-cell>
          <table:table-cell office:value-type="float" office:value="-0.4696405" calcext:value-type="float">
            <text:p>-0.4696405</text:p>
          </table:table-cell>
          <table:table-cell office:value-type="float" office:value="-0.24729668" calcext:value-type="float">
            <text:p>-0.24729668</text:p>
          </table:table-cell>
          <table:table-cell office:value-type="float" office:value="0.004618842" calcext:value-type="float">
            <text:p>0.004618842</text:p>
          </table:table-cell>
          <table:table-cell office:value-type="float" office:value="0.429399231" calcext:value-type="float">
            <text:p>0.429399231</text:p>
          </table:table-cell>
          <table:table-cell office:value-type="float" office:value="2.613614" calcext:value-type="float">
            <text:p>2.613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2.4732317" calcext:value-type="float">
            <text:p>-2.4732317</text:p>
          </table:table-cell>
          <table:table-cell office:value-type="float" office:value="-1.0541338" calcext:value-type="float">
            <text:p>-1.0541338</text:p>
          </table:table-cell>
          <table:table-cell office:value-type="float" office:value="-0.66146544" calcext:value-type="float">
            <text:p>-0.66146544</text:p>
          </table:table-cell>
          <table:table-cell office:value-type="float" office:value="-0.659395379" calcext:value-type="float">
            <text:p>-0.659395379</text:p>
          </table:table-cell>
          <table:table-cell office:value-type="float" office:value="-0.364050486" calcext:value-type="float">
            <text:p>-0.364050486</text:p>
          </table:table-cell>
          <table:table-cell office:value-type="float" office:value="2.478713" calcext:value-type="float">
            <text:p>2.4787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9203701" calcext:value-type="float">
            <text:p>-1.9203701</text:p>
          </table:table-cell>
          <table:table-cell office:value-type="float" office:value="-0.8663282" calcext:value-type="float">
            <text:p>-0.8663282</text:p>
          </table:table-cell>
          <table:table-cell office:value-type="float" office:value="-0.57912415" calcext:value-type="float">
            <text:p>-0.57912415</text:p>
          </table:table-cell>
          <table:table-cell office:value-type="float" office:value="-0.558730886" calcext:value-type="float">
            <text:p>-0.558730886</text:p>
          </table:table-cell>
          <table:table-cell office:value-type="float" office:value="-0.383953992" calcext:value-type="float">
            <text:p>-0.383953992</text:p>
          </table:table-cell>
          <table:table-cell office:value-type="float" office:value="1.529177" calcext:value-type="float">
            <text:p>1.5291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8531879" calcext:value-type="float">
            <text:p>-1.8531879</text:p>
          </table:table-cell>
          <table:table-cell office:value-type="float" office:value="-0.7635463" calcext:value-type="float">
            <text:p>-0.7635463</text:p>
          </table:table-cell>
          <table:table-cell office:value-type="float" office:value="-0.54387969" calcext:value-type="float">
            <text:p>-0.54387969</text:p>
          </table:table-cell>
          <table:table-cell office:value-type="float" office:value="-0.519315084" calcext:value-type="float">
            <text:p>-0.519315084</text:p>
          </table:table-cell>
          <table:table-cell office:value-type="float" office:value="-0.372196604" calcext:value-type="float">
            <text:p>-0.372196604</text:p>
          </table:table-cell>
          <table:table-cell office:value-type="float" office:value="1.430328" calcext:value-type="float">
            <text:p>1.4303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4166156" calcext:value-type="float">
            <text:p>-1.4166156</text:p>
          </table:table-cell>
          <table:table-cell office:value-type="float" office:value="-0.7154943" calcext:value-type="float">
            <text:p>-0.7154943</text:p>
          </table:table-cell>
          <table:table-cell office:value-type="float" office:value="-0.52050182" calcext:value-type="float">
            <text:p>-0.52050182</text:p>
          </table:table-cell>
          <table:table-cell office:value-type="float" office:value="-0.511742894" calcext:value-type="float">
            <text:p>-0.511742894</text:p>
          </table:table-cell>
          <table:table-cell office:value-type="float" office:value="-0.380435363" calcext:value-type="float">
            <text:p>-0.380435363</text:p>
          </table:table-cell>
          <table:table-cell office:value-type="float" office:value="3.025244" calcext:value-type="float">
            <text:p>3.0252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2302935" calcext:value-type="float">
            <text:p>-1.2302935</text:p>
          </table:table-cell>
          <table:table-cell office:value-type="float" office:value="-0.6115678" calcext:value-type="float">
            <text:p>-0.6115678</text:p>
          </table:table-cell>
          <table:table-cell office:value-type="float" office:value="-0.45373692" calcext:value-type="float">
            <text:p>-0.45373692</text:p>
          </table:table-cell>
          <table:table-cell office:value-type="float" office:value="-0.378380132" calcext:value-type="float">
            <text:p>-0.378380132</text:p>
          </table:table-cell>
          <table:table-cell office:value-type="float" office:value="-0.357668032" calcext:value-type="float">
            <text:p>-0.357668032</text:p>
          </table:table-cell>
          <table:table-cell office:value-type="float" office:value="3.057375" calcext:value-type="float">
            <text:p>3.057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4215313" calcext:value-type="float">
            <text:p>-1.4215313</text:p>
          </table:table-cell>
          <table:table-cell office:value-type="float" office:value="-0.4916011" calcext:value-type="float">
            <text:p>-0.4916011</text:p>
          </table:table-cell>
          <table:table-cell office:value-type="float" office:value="-0.39479617" calcext:value-type="float">
            <text:p>-0.39479617</text:p>
          </table:table-cell>
          <table:table-cell office:value-type="float" office:value="-0.335772111" calcext:value-type="float">
            <text:p>-0.335772111</text:p>
          </table:table-cell>
          <table:table-cell office:value-type="float" office:value="-0.334134342" calcext:value-type="float">
            <text:p>-0.334134342</text:p>
          </table:table-cell>
          <table:table-cell office:value-type="float" office:value="2.285028" calcext:value-type="float">
            <text:p>2.2850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2.4348525" calcext:value-type="float">
            <text:p>-2.4348525</text:p>
          </table:table-cell>
          <table:table-cell office:value-type="float" office:value="-0.4742583" calcext:value-type="float">
            <text:p>-0.4742583</text:p>
          </table:table-cell>
          <table:table-cell office:value-type="float" office:value="-0.24801102" calcext:value-type="float">
            <text:p>-0.24801102</text:p>
          </table:table-cell>
          <table:table-cell office:value-type="float" office:value="0.00976613" calcext:value-type="float">
            <text:p>0.00976613</text:p>
          </table:table-cell>
          <table:table-cell office:value-type="float" office:value="0.437545877" calcext:value-type="float">
            <text:p>0.437545877</text:p>
          </table:table-cell>
          <table:table-cell office:value-type="float" office:value="2.613614" calcext:value-type="float">
            <text:p>2.613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6497906" calcext:value-type="float">
            <text:p>-1.6497906</text:p>
          </table:table-cell>
          <table:table-cell office:value-type="float" office:value="-0.4007774" calcext:value-type="float">
            <text:p>-0.4007774</text:p>
          </table:table-cell>
          <table:table-cell office:value-type="float" office:value="0.12901495" calcext:value-type="float">
            <text:p>0.12901495</text:p>
          </table:table-cell>
          <table:table-cell office:value-type="float" office:value="0.2842228" calcext:value-type="float">
            <text:p>0.2842228</text:p>
          </table:table-cell>
          <table:table-cell office:value-type="float" office:value="0.871079151" calcext:value-type="float">
            <text:p>0.871079151</text:p>
          </table:table-cell>
          <table:table-cell office:value-type="float" office:value="3.376668" calcext:value-type="float">
            <text:p>3.37666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1.9203701" calcext:value-type="float">
            <text:p>-1.9203701</text:p>
          </table:table-cell>
          <table:table-cell office:value-type="float" office:value="-0.4816575" calcext:value-type="float">
            <text:p>-0.4816575</text:p>
          </table:table-cell>
          <table:table-cell office:value-type="float" office:value="-0.29563499" calcext:value-type="float">
            <text:p>-0.29563499</text:p>
          </table:table-cell>
          <table:table-cell office:value-type="float" office:value="-0.075069117" calcext:value-type="float">
            <text:p>-0.075069117</text:p>
          </table:table-cell>
          <table:table-cell office:value-type="float" office:value="0.177404299" calcext:value-type="float">
            <text:p>0.177404299</text:p>
          </table:table-cell>
          <table:table-cell office:value-type="float" office:value="2.784148" calcext:value-type="float">
            <text:p>2.7841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8531879" calcext:value-type="float">
            <text:p>-1.8531879</text:p>
          </table:table-cell>
          <table:table-cell office:value-type="float" office:value="-0.571098" calcext:value-type="float">
            <text:p>-0.571098</text:p>
          </table:table-cell>
          <table:table-cell office:value-type="float" office:value="-0.35766803" calcext:value-type="float">
            <text:p>-0.35766803</text:p>
          </table:table-cell>
          <table:table-cell office:value-type="float" office:value="-0.226920208" calcext:value-type="float">
            <text:p>-0.226920208</text:p>
          </table:table-cell>
          <table:table-cell office:value-type="float" office:value="-0.003060024" calcext:value-type="float">
            <text:p>-0.003060024</text:p>
          </table:table-cell>
          <table:table-cell office:value-type="float" office:value="4.734129" calcext:value-type="float">
            <text:p>4.7341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4166156" calcext:value-type="float">
            <text:p>-1.4166156</text:p>
          </table:table-cell>
          <table:table-cell office:value-type="float" office:value="-0.6290821" calcext:value-type="float">
            <text:p>-0.6290821</text:p>
          </table:table-cell>
          <table:table-cell office:value-type="float" office:value="-0.43993615" calcext:value-type="float">
            <text:p>-0.43993615</text:p>
          </table:table-cell>
          <table:table-cell office:value-type="float" office:value="-0.379010718" calcext:value-type="float">
            <text:p>-0.379010718</text:p>
          </table:table-cell>
          <table:table-cell office:value-type="float" office:value="-0.308501142" calcext:value-type="float">
            <text:p>-0.308501142</text:p>
          </table:table-cell>
          <table:table-cell office:value-type="float" office:value="3.025244" calcext:value-type="float">
            <text:p>3.0252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0.9895285" calcext:value-type="float">
            <text:p>-0.9895285</text:p>
          </table:table-cell>
          <table:table-cell office:value-type="float" office:value="-0.5074293" calcext:value-type="float">
            <text:p>-0.5074293</text:p>
          </table:table-cell>
          <table:table-cell office:value-type="float" office:value="-0.39128766" calcext:value-type="float">
            <text:p>-0.39128766</text:p>
          </table:table-cell>
          <table:table-cell office:value-type="float" office:value="-0.261037568" calcext:value-type="float">
            <text:p>-0.261037568</text:p>
          </table:table-cell>
          <table:table-cell office:value-type="float" office:value="-0.330543884" calcext:value-type="float">
            <text:p>-0.330543884</text:p>
          </table:table-cell>
          <table:table-cell office:value-type="float" office:value="3.057375" calcext:value-type="float">
            <text:p>3.057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9271356" calcext:value-type="float">
            <text:p>-0.9271356</text:p>
          </table:table-cell>
          <table:table-cell office:value-type="float" office:value="-0.4540104" calcext:value-type="float">
            <text:p>-0.4540104</text:p>
          </table:table-cell>
          <table:table-cell office:value-type="float" office:value="-0.36192949" calcext:value-type="float">
            <text:p>-0.36192949</text:p>
          </table:table-cell>
          <table:table-cell office:value-type="float" office:value="-0.283339609" calcext:value-type="float">
            <text:p>-0.283339609</text:p>
          </table:table-cell>
          <table:table-cell office:value-type="float" office:value="-0.330543884" calcext:value-type="float">
            <text:p>-0.330543884</text:p>
          </table:table-cell>
          <table:table-cell office:value-type="float" office:value="2.285028" calcext:value-type="float">
            <text:p>2.2850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2.4348525" calcext:value-type="float">
            <text:p>-2.4348525</text:p>
          </table:table-cell>
          <table:table-cell office:value-type="float" office:value="-0.472507" calcext:value-type="float">
            <text:p>-0.472507</text:p>
          </table:table-cell>
          <table:table-cell office:value-type="float" office:value="-0.24729668" calcext:value-type="float">
            <text:p>-0.24729668</text:p>
          </table:table-cell>
          <table:table-cell office:value-type="float" office:value="0.00824112" calcext:value-type="float">
            <text:p>0.00824112</text:p>
          </table:table-cell>
          <table:table-cell office:value-type="float" office:value="0.435907222" calcext:value-type="float">
            <text:p>0.435907222</text:p>
          </table:table-cell>
          <table:table-cell office:value-type="float" office:value="2.613614" calcext:value-type="float">
            <text:p>2.613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2.4348525" calcext:value-type="float">
            <text:p>-2.4348525</text:p>
          </table:table-cell>
          <table:table-cell office:value-type="float" office:value="-0.5117435" calcext:value-type="float">
            <text:p>-0.5117435</text:p>
          </table:table-cell>
          <table:table-cell office:value-type="float" office:value="-0.27273958" calcext:value-type="float">
            <text:p>-0.27273958</text:p>
          </table:table-cell>
          <table:table-cell office:value-type="float" office:value="-0.025890253" calcext:value-type="float">
            <text:p>-0.025890253</text:p>
          </table:table-cell>
          <table:table-cell office:value-type="float" office:value="0.421951749" calcext:value-type="float">
            <text:p>0.421951749</text:p>
          </table:table-cell>
          <table:table-cell office:value-type="float" office:value="2.613614" calcext:value-type="float">
            <text:p>2.613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2.4732317" calcext:value-type="float">
            <text:p>-2.4732317</text:p>
          </table:table-cell>
          <table:table-cell office:value-type="float" office:value="-1.0502267" calcext:value-type="float">
            <text:p>-1.0502267</text:p>
          </table:table-cell>
          <table:table-cell office:value-type="float" office:value="-0.66191093" calcext:value-type="float">
            <text:p>-0.66191093</text:p>
          </table:table-cell>
          <table:table-cell office:value-type="float" office:value="-0.649079012" calcext:value-type="float">
            <text:p>-0.649079012</text:p>
          </table:table-cell>
          <table:table-cell office:value-type="float" office:value="-0.360164661" calcext:value-type="float">
            <text:p>-0.360164661</text:p>
          </table:table-cell>
          <table:table-cell office:value-type="float" office:value="2.478713" calcext:value-type="float">
            <text:p>2.4787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9203701" calcext:value-type="float">
            <text:p>-1.9203701</text:p>
          </table:table-cell>
          <table:table-cell office:value-type="float" office:value="-0.8641534" calcext:value-type="float">
            <text:p>-0.8641534</text:p>
          </table:table-cell>
          <table:table-cell office:value-type="float" office:value="-0.57841314" calcext:value-type="float">
            <text:p>-0.57841314</text:p>
          </table:table-cell>
          <table:table-cell office:value-type="float" office:value="-0.547103083" calcext:value-type="float">
            <text:p>-0.547103083</text:p>
          </table:table-cell>
          <table:table-cell office:value-type="float" office:value="-0.375266767" calcext:value-type="float">
            <text:p>-0.375266767</text:p>
          </table:table-cell>
          <table:table-cell office:value-type="float" office:value="1.529177" calcext:value-type="float">
            <text:p>1.5291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8531879" calcext:value-type="float">
            <text:p>-1.8531879</text:p>
          </table:table-cell>
          <table:table-cell office:value-type="float" office:value="-0.7646511" calcext:value-type="float">
            <text:p>-0.7646511</text:p>
          </table:table-cell>
          <table:table-cell office:value-type="float" office:value="-0.54199941" calcext:value-type="float">
            <text:p>-0.54199941</text:p>
          </table:table-cell>
          <table:table-cell office:value-type="float" office:value="-0.512258787" calcext:value-type="float">
            <text:p>-0.512258787</text:p>
          </table:table-cell>
          <table:table-cell office:value-type="float" office:value="-0.371809326" calcext:value-type="float">
            <text:p>-0.371809326</text:p>
          </table:table-cell>
          <table:table-cell office:value-type="float" office:value="1.515531" calcext:value-type="float">
            <text:p>1.5155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4166156" calcext:value-type="float">
            <text:p>-1.4166156</text:p>
          </table:table-cell>
          <table:table-cell office:value-type="float" office:value="-0.723806" calcext:value-type="float">
            <text:p>-0.723806</text:p>
          </table:table-cell>
          <table:table-cell office:value-type="float" office:value="-0.51450445" calcext:value-type="float">
            <text:p>-0.51450445</text:p>
          </table:table-cell>
          <table:table-cell office:value-type="float" office:value="-0.505173323" calcext:value-type="float">
            <text:p>-0.505173323</text:p>
          </table:table-cell>
          <table:table-cell office:value-type="float" office:value="-0.378725863" calcext:value-type="float">
            <text:p>-0.378725863</text:p>
          </table:table-cell>
          <table:table-cell office:value-type="float" office:value="1.430328" calcext:value-type="float">
            <text:p>1.4303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2302935" calcext:value-type="float">
            <text:p>-1.2302935</text:p>
          </table:table-cell>
          <table:table-cell office:value-type="float" office:value="-0.6155777" calcext:value-type="float">
            <text:p>-0.6155777</text:p>
          </table:table-cell>
          <table:table-cell office:value-type="float" office:value="-0.45631228" calcext:value-type="float">
            <text:p>-0.45631228</text:p>
          </table:table-cell>
          <table:table-cell office:value-type="float" office:value="-0.401927268" calcext:value-type="float">
            <text:p>-0.401927268</text:p>
          </table:table-cell>
          <table:table-cell office:value-type="float" office:value="-0.357668032" calcext:value-type="float">
            <text:p>-0.357668032</text:p>
          </table:table-cell>
          <table:table-cell office:value-type="float" office:value="3.057375" calcext:value-type="float">
            <text:p>3.057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4215313" calcext:value-type="float">
            <text:p>-1.4215313</text:p>
          </table:table-cell>
          <table:table-cell office:value-type="float" office:value="-0.5016623" calcext:value-type="float">
            <text:p>-0.5016623</text:p>
          </table:table-cell>
          <table:table-cell office:value-type="float" office:value="-0.39675204" calcext:value-type="float">
            <text:p>-0.39675204</text:p>
          </table:table-cell>
          <table:table-cell office:value-type="float" office:value="-0.346637122" calcext:value-type="float">
            <text:p>-0.346637122</text:p>
          </table:table-cell>
          <table:table-cell office:value-type="float" office:value="-0.335134446" calcext:value-type="float">
            <text:p>-0.335134446</text:p>
          </table:table-cell>
          <table:table-cell office:value-type="float" office:value="2.285028" calcext:value-type="float">
            <text:p>2.2850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2.4348525" calcext:value-type="float">
            <text:p>-2.4348525</text:p>
          </table:table-cell>
          <table:table-cell office:value-type="float" office:value="-0.5128226" calcext:value-type="float">
            <text:p>-0.5128226</text:p>
          </table:table-cell>
          <table:table-cell office:value-type="float" office:value="-0.27273958" calcext:value-type="float">
            <text:p>-0.27273958</text:p>
          </table:table-cell>
          <table:table-cell office:value-type="float" office:value="-0.028334131" calcext:value-type="float">
            <text:p>-0.028334131</text:p>
          </table:table-cell>
          <table:table-cell office:value-type="float" office:value="0.421951749" calcext:value-type="float">
            <text:p>0.421951749</text:p>
          </table:table-cell>
          <table:table-cell office:value-type="float" office:value="2.613614" calcext:value-type="float">
            <text:p>2.61361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6497906" calcext:value-type="float">
            <text:p>-1.6497906</text:p>
          </table:table-cell>
          <table:table-cell office:value-type="float" office:value="-0.4336364" calcext:value-type="float">
            <text:p>-0.4336364</text:p>
          </table:table-cell>
          <table:table-cell office:value-type="float" office:value="0.08904909" calcext:value-type="float">
            <text:p>0.08904909</text:p>
          </table:table-cell>
          <table:table-cell office:value-type="float" office:value="0.24459255" calcext:value-type="float">
            <text:p>0.24459255</text:p>
          </table:table-cell>
          <table:table-cell office:value-type="float" office:value="0.831361773" calcext:value-type="float">
            <text:p>0.831361773</text:p>
          </table:table-cell>
          <table:table-cell office:value-type="float" office:value="3.21658" calcext:value-type="float">
            <text:p>3.216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1.9203701" calcext:value-type="float">
            <text:p>-1.9203701</text:p>
          </table:table-cell>
          <table:table-cell office:value-type="float" office:value="-0.4865846" calcext:value-type="float">
            <text:p>-0.4865846</text:p>
          </table:table-cell>
          <table:table-cell office:value-type="float" office:value="-0.29685066" calcext:value-type="float">
            <text:p>-0.29685066</text:p>
          </table:table-cell>
          <table:table-cell office:value-type="float" office:value="-0.080331401" calcext:value-type="float">
            <text:p>-0.080331401</text:p>
          </table:table-cell>
          <table:table-cell office:value-type="float" office:value="0.175878657" calcext:value-type="float">
            <text:p>0.175878657</text:p>
          </table:table-cell>
          <table:table-cell office:value-type="float" office:value="2.784148" calcext:value-type="float">
            <text:p>2.7841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8531879" calcext:value-type="float">
            <text:p>-1.8531879</text:p>
          </table:table-cell>
          <table:table-cell office:value-type="float" office:value="-0.5771005" calcext:value-type="float">
            <text:p>-0.5771005</text:p>
          </table:table-cell>
          <table:table-cell office:value-type="float" office:value="-0.35766803" calcext:value-type="float">
            <text:p>-0.35766803</text:p>
          </table:table-cell>
          <table:table-cell office:value-type="float" office:value="-0.254900011" calcext:value-type="float">
            <text:p>-0.254900011</text:p>
          </table:table-cell>
          <table:table-cell office:value-type="float" office:value="-0.014174837" calcext:value-type="float">
            <text:p>-0.014174837</text:p>
          </table:table-cell>
          <table:table-cell office:value-type="float" office:value="2.624222" calcext:value-type="float">
            <text:p>2.6242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4166156" calcext:value-type="float">
            <text:p>-1.4166156</text:p>
          </table:table-cell>
          <table:table-cell office:value-type="float" office:value="-0.640112" calcext:value-type="float">
            <text:p>-0.640112</text:p>
          </table:table-cell>
          <table:table-cell office:value-type="float" office:value="-0.44095855" calcext:value-type="float">
            <text:p>-0.44095855</text:p>
          </table:table-cell>
          <table:table-cell office:value-type="float" office:value="-0.395819834" calcext:value-type="float">
            <text:p>-0.395819834</text:p>
          </table:table-cell>
          <table:table-cell office:value-type="float" office:value="-0.318067146" calcext:value-type="float">
            <text:p>-0.318067146</text:p>
          </table:table-cell>
          <table:table-cell office:value-type="float" office:value="1.664719" calcext:value-type="float">
            <text:p>1.6647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0160294" calcext:value-type="float">
            <text:p>-1.0160294</text:p>
          </table:table-cell>
          <table:table-cell office:value-type="float" office:value="-0.5100056" calcext:value-type="float">
            <text:p>-0.5100056</text:p>
          </table:table-cell>
          <table:table-cell office:value-type="float" office:value="-0.39545655" calcext:value-type="float">
            <text:p>-0.39545655</text:p>
          </table:table-cell>
          <table:table-cell office:value-type="float" office:value="-0.298780232" calcext:value-type="float">
            <text:p>-0.298780232</text:p>
          </table:table-cell>
          <table:table-cell office:value-type="float" office:value="-0.330543884" calcext:value-type="float">
            <text:p>-0.330543884</text:p>
          </table:table-cell>
          <table:table-cell office:value-type="float" office:value="3.057375" calcext:value-type="float">
            <text:p>3.0573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9271356" calcext:value-type="float">
            <text:p>-0.9271356</text:p>
          </table:table-cell>
          <table:table-cell office:value-type="float" office:value="-0.4563123" calcext:value-type="float">
            <text:p>-0.4563123</text:p>
          </table:table-cell>
          <table:table-cell office:value-type="float" office:value="-0.36196446" calcext:value-type="float">
            <text:p>-0.36196446</text:p>
          </table:table-cell>
          <table:table-cell office:value-type="float" office:value="-0.353055046" calcext:value-type="float">
            <text:p>-0.353055046</text:p>
          </table:table-cell>
          <table:table-cell office:value-type="float" office:value="-0.330543884" calcext:value-type="float">
            <text:p>-0.330543884</text:p>
          </table:table-cell>
          <table:table-cell office:value-type="float" office:value="1.244009" calcext:value-type="float">
            <text:p>1.2440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2.4348525" calcext:value-type="float">
            <text:p>-2.4348525</text:p>
          </table:table-cell>
          <table:table-cell office:value-type="float" office:value="-0.5106643" calcext:value-type="float">
            <text:p>-0.5106643</text:p>
          </table:table-cell>
          <table:table-cell office:value-type="float" office:value="-0.25680409" calcext:value-type="float">
            <text:p>-0.25680409</text:p>
          </table:table-cell>
          <table:table-cell office:value-type="float" office:value="-0.010123506" calcext:value-type="float">
            <text:p>-0.010123506</text:p>
          </table:table-cell>
          <table:table-cell office:value-type="float" office:value="0.429386347" calcext:value-type="float">
            <text:p>0.429386347</text:p>
          </table:table-cell>
          <table:table-cell office:value-type="float" office:value="2.613614" calcext:value-type="float">
            <text:p>2.613614</text:p>
          </table:table-cell>
          <table:table-cell table:number-columns-repeated="1009"/>
        </table:table-row>
      </table:table>
      <table:table table:name="Ord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-2.473232" calcext:value-type="float">
            <text:p>-2.473232</text:p>
          </table:table-cell>
          <table:table-cell office:value-type="float" office:value="-1.05404" calcext:value-type="float">
            <text:p>-1.05404</text:p>
          </table:table-cell>
          <table:table-cell office:value-type="float" office:value="-0.7343807" calcext:value-type="float">
            <text:p>-0.7343807</text:p>
          </table:table-cell>
          <table:table-cell office:value-type="float" office:value="-0.8045569" calcext:value-type="float">
            <text:p>-0.8045569</text:p>
          </table:table-cell>
          <table:table-cell office:value-type="float" office:value="-0.4964118" calcext:value-type="float">
            <text:p>-0.4964118</text:p>
          </table:table-cell>
          <table:table-cell office:value-type="float" office:value="2.0412415" calcext:value-type="float">
            <text:p>2.04124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-2.473232" calcext:value-type="float">
            <text:p>-2.473232</text:p>
          </table:table-cell>
          <table:table-cell office:value-type="float" office:value="-1.068219" calcext:value-type="float">
            <text:p>-1.068219</text:p>
          </table:table-cell>
          <table:table-cell office:value-type="float" office:value="-0.7442012" calcext:value-type="float">
            <text:p>-0.7442012</text:p>
          </table:table-cell>
          <table:table-cell office:value-type="float" office:value="-0.8008992" calcext:value-type="float">
            <text:p>-0.8008992</text:p>
          </table:table-cell>
          <table:table-cell office:value-type="float" office:value="-0.5028123" calcext:value-type="float">
            <text:p>-0.5028123</text:p>
          </table:table-cell>
          <table:table-cell office:value-type="float" office:value="1.9493487" calcext:value-type="float">
            <text:p>1.94934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-2.473232" calcext:value-type="float">
            <text:p>-2.473232</text:p>
          </table:table-cell>
          <table:table-cell office:value-type="float" office:value="-1.130353" calcext:value-type="float">
            <text:p>-1.130353</text:p>
          </table:table-cell>
          <table:table-cell office:value-type="float" office:value="-0.8323224" calcext:value-type="float">
            <text:p>-0.8323224</text:p>
          </table:table-cell>
          <table:table-cell office:value-type="float" office:value="-0.886933" calcext:value-type="float">
            <text:p>-0.886933</text:p>
          </table:table-cell>
          <table:table-cell office:value-type="float" office:value="-0.5224784" calcext:value-type="float">
            <text:p>-0.5224784</text:p>
          </table:table-cell>
          <table:table-cell office:value-type="float" office:value="0.9903379" calcext:value-type="float">
            <text:p>0.99033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-2.473232" calcext:value-type="float">
            <text:p>-2.473232</text:p>
          </table:table-cell>
          <table:table-cell office:value-type="float" office:value="-1.131747" calcext:value-type="float">
            <text:p>-1.131747</text:p>
          </table:table-cell>
          <table:table-cell office:value-type="float" office:value="-0.8457289" calcext:value-type="float">
            <text:p>-0.8457289</text:p>
          </table:table-cell>
          <table:table-cell office:value-type="float" office:value="-0.8913069" calcext:value-type="float">
            <text:p>-0.8913069</text:p>
          </table:table-cell>
          <table:table-cell office:value-type="float" office:value="-0.536702" calcext:value-type="float">
            <text:p>-0.536702</text:p>
          </table:table-cell>
          <table:table-cell office:value-type="float" office:value="0.9903379" calcext:value-type="float">
            <text:p>0.9903379</text:p>
          </table:table-cell>
          <table:table-cell table:number-columns-repeated="1015"/>
        </table:table-row>
      </table:table>
      <table:table table:name="Saturation" table:style-name="ta1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-2.4348525" calcext:value-type="float">
            <text:p>-2.4348525</text:p>
          </table:table-cell>
          <table:table-cell office:value-type="float" office:value="-0.54262" calcext:value-type="float">
            <text:p>-0.54262</text:p>
          </table:table-cell>
          <table:table-cell office:value-type="float" office:value="-0.32000193" calcext:value-type="float">
            <text:p>-0.32000193</text:p>
          </table:table-cell>
          <table:table-cell office:value-type="float" office:value="-0.16449499" calcext:value-type="float">
            <text:p>-0.16449499</text:p>
          </table:table-cell>
          <table:table-cell office:value-type="float" office:value="0.21958926" calcext:value-type="float">
            <text:p>0.21958926</text:p>
          </table:table-cell>
          <table:table-cell office:value-type="float" office:value="2.814786" calcext:value-type="float">
            <text:p>2.8147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2.4732317" calcext:value-type="float">
            <text:p>-2.4732317</text:p>
          </table:table-cell>
          <table:table-cell office:value-type="float" office:value="-1.0531299" calcext:value-type="float">
            <text:p>-1.0531299</text:p>
          </table:table-cell>
          <table:table-cell office:value-type="float" office:value="-0.67153345" calcext:value-type="float">
            <text:p>-0.67153345</text:p>
          </table:table-cell>
          <table:table-cell office:value-type="float" office:value="-0.66930601" calcext:value-type="float">
            <text:p>-0.66930601</text:p>
          </table:table-cell>
          <table:table-cell office:value-type="float" office:value="-0.37181638" calcext:value-type="float">
            <text:p>-0.37181638</text:p>
          </table:table-cell>
          <table:table-cell office:value-type="float" office:value="2.478713" calcext:value-type="float">
            <text:p>2.4787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9203701" calcext:value-type="float">
            <text:p>-1.9203701</text:p>
          </table:table-cell>
          <table:table-cell office:value-type="float" office:value="-0.8758394" calcext:value-type="float">
            <text:p>-0.8758394</text:p>
          </table:table-cell>
          <table:table-cell office:value-type="float" office:value="-0.58112805" calcext:value-type="float">
            <text:p>-0.58112805</text:p>
          </table:table-cell>
          <table:table-cell office:value-type="float" office:value="-0.57420151" calcext:value-type="float">
            <text:p>-0.57420151</text:p>
          </table:table-cell>
          <table:table-cell office:value-type="float" office:value="-0.3931257" calcext:value-type="float">
            <text:p>-0.3931257</text:p>
          </table:table-cell>
          <table:table-cell office:value-type="float" office:value="1.529177" calcext:value-type="float">
            <text:p>1.5291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8531879" calcext:value-type="float">
            <text:p>-1.8531879</text:p>
          </table:table-cell>
          <table:table-cell office:value-type="float" office:value="-0.8066445" calcext:value-type="float">
            <text:p>-0.8066445</text:p>
          </table:table-cell>
          <table:table-cell office:value-type="float" office:value="-0.55266273" calcext:value-type="float">
            <text:p>-0.55266273</text:p>
          </table:table-cell>
          <table:table-cell office:value-type="float" office:value="-0.53823823" calcext:value-type="float">
            <text:p>-0.53823823</text:p>
          </table:table-cell>
          <table:table-cell office:value-type="float" office:value="-0.37364025" calcext:value-type="float">
            <text:p>-0.37364025</text:p>
          </table:table-cell>
          <table:table-cell office:value-type="float" office:value="1.515531" calcext:value-type="float">
            <text:p>1.5155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4166156" calcext:value-type="float">
            <text:p>-1.4166156</text:p>
          </table:table-cell>
          <table:table-cell office:value-type="float" office:value="-0.7450034" calcext:value-type="float">
            <text:p>-0.7450034</text:p>
          </table:table-cell>
          <table:table-cell office:value-type="float" office:value="-0.54542577" calcext:value-type="float">
            <text:p>-0.54542577</text:p>
          </table:table-cell>
          <table:table-cell office:value-type="float" office:value="-0.53040496" calcext:value-type="float">
            <text:p>-0.53040496</text:p>
          </table:table-cell>
          <table:table-cell office:value-type="float" office:value="-0.39737212" calcext:value-type="float">
            <text:p>-0.39737212</text:p>
          </table:table-cell>
          <table:table-cell office:value-type="float" office:value="3.025244" calcext:value-type="float">
            <text:p>3.0252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2302935" calcext:value-type="float">
            <text:p>-1.2302935</text:p>
          </table:table-cell>
          <table:table-cell office:value-type="float" office:value="-0.6249731" calcext:value-type="float">
            <text:p>-0.6249731</text:p>
          </table:table-cell>
          <table:table-cell office:value-type="float" office:value="-0.46615547" calcext:value-type="float">
            <text:p>-0.46615547</text:p>
          </table:table-cell>
          <table:table-cell office:value-type="float" office:value="-0.45167091" calcext:value-type="float">
            <text:p>-0.45167091</text:p>
          </table:table-cell>
          <table:table-cell office:value-type="float" office:value="-0.35939651" calcext:value-type="float">
            <text:p>-0.35939651</text:p>
          </table:table-cell>
          <table:table-cell office:value-type="float" office:value="1.443852" calcext:value-type="float">
            <text:p>1.4438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4215313" calcext:value-type="float">
            <text:p>-1.4215313</text:p>
          </table:table-cell>
          <table:table-cell office:value-type="float" office:value="-0.4949549" calcext:value-type="float">
            <text:p>-0.4949549</text:p>
          </table:table-cell>
          <table:table-cell office:value-type="float" office:value="-0.39675204" calcext:value-type="float">
            <text:p>-0.39675204</text:p>
          </table:table-cell>
          <table:table-cell office:value-type="float" office:value="-0.32692757" calcext:value-type="float">
            <text:p>-0.32692757</text:p>
          </table:table-cell>
          <table:table-cell office:value-type="float" office:value="-0.33099106" calcext:value-type="float">
            <text:p>-0.33099106</text:p>
          </table:table-cell>
          <table:table-cell office:value-type="float" office:value="2.285028" calcext:value-type="float">
            <text:p>2.285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2.4348525" calcext:value-type="float">
            <text:p>-2.4348525</text:p>
          </table:table-cell>
          <table:table-cell office:value-type="float" office:value="-0.5472426" calcext:value-type="float">
            <text:p>-0.5472426</text:p>
          </table:table-cell>
          <table:table-cell office:value-type="float" office:value="-0.32321315" calcext:value-type="float">
            <text:p>-0.32321315</text:p>
          </table:table-cell>
          <table:table-cell office:value-type="float" office:value="-0.17165844" calcext:value-type="float">
            <text:p>-0.17165844</text:p>
          </table:table-cell>
          <table:table-cell office:value-type="float" office:value="0.21561154" calcext:value-type="float">
            <text:p>0.21561154</text:p>
          </table:table-cell>
          <table:table-cell office:value-type="float" office:value="2.814786" calcext:value-type="float">
            <text:p>2.8147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6497906" calcext:value-type="float">
            <text:p>-1.6497906</text:p>
          </table:table-cell>
          <table:table-cell office:value-type="float" office:value="-0.4465254" calcext:value-type="float">
            <text:p>-0.4465254</text:p>
          </table:table-cell>
          <table:table-cell office:value-type="float" office:value="0.08904909" calcext:value-type="float">
            <text:p>0.08904909</text:p>
          </table:table-cell>
          <table:table-cell office:value-type="float" office:value="0.26169046" calcext:value-type="float">
            <text:p>0.26169046</text:p>
          </table:table-cell>
          <table:table-cell office:value-type="float" office:value="0.84487364" calcext:value-type="float">
            <text:p>0.84487364</text:p>
          </table:table-cell>
          <table:table-cell office:value-type="float" office:value="3.376668" calcext:value-type="float">
            <text:p>3.37666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1.9203701" calcext:value-type="float">
            <text:p>-1.9203701</text:p>
          </table:table-cell>
          <table:table-cell office:value-type="float" office:value="-0.4899541" calcext:value-type="float">
            <text:p>-0.4899541</text:p>
          </table:table-cell>
          <table:table-cell office:value-type="float" office:value="-0.29802305" calcext:value-type="float">
            <text:p>-0.29802305</text:p>
          </table:table-cell>
          <table:table-cell office:value-type="float" office:value="-0.08726781" calcext:value-type="float">
            <text:p>-0.08726781</text:p>
          </table:table-cell>
          <table:table-cell office:value-type="float" office:value="0.17170812" calcext:value-type="float">
            <text:p>0.17170812</text:p>
          </table:table-cell>
          <table:table-cell office:value-type="float" office:value="2.709859" calcext:value-type="float">
            <text:p>2.7098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8531879" calcext:value-type="float">
            <text:p>-1.8531879</text:p>
          </table:table-cell>
          <table:table-cell office:value-type="float" office:value="-0.5896353" calcext:value-type="float">
            <text:p>-0.5896353</text:p>
          </table:table-cell>
          <table:table-cell office:value-type="float" office:value="-0.36836839" calcext:value-type="float">
            <text:p>-0.36836839</text:p>
          </table:table-cell>
          <table:table-cell office:value-type="float" office:value="-0.2562807" calcext:value-type="float">
            <text:p>-0.2562807</text:p>
          </table:table-cell>
          <table:table-cell office:value-type="float" office:value="-0.03433828" calcext:value-type="float">
            <text:p>-0.03433828</text:p>
          </table:table-cell>
          <table:table-cell office:value-type="float" office:value="4.734129" calcext:value-type="float">
            <text:p>4.7341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4166156" calcext:value-type="float">
            <text:p>-1.4166156</text:p>
          </table:table-cell>
          <table:table-cell office:value-type="float" office:value="-0.6685262" calcext:value-type="float">
            <text:p>-0.6685262</text:p>
          </table:table-cell>
          <table:table-cell office:value-type="float" office:value="-0.45370314" calcext:value-type="float">
            <text:p>-0.45370314</text:p>
          </table:table-cell>
          <table:table-cell office:value-type="float" office:value="-0.38883129" calcext:value-type="float">
            <text:p>-0.38883129</text:p>
          </table:table-cell>
          <table:table-cell office:value-type="float" office:value="-0.3217561" calcext:value-type="float">
            <text:p>-0.3217561</text:p>
          </table:table-cell>
          <table:table-cell office:value-type="float" office:value="3.234273" calcext:value-type="float">
            <text:p>3.23427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0160294" calcext:value-type="float">
            <text:p>-1.0160294</text:p>
          </table:table-cell>
          <table:table-cell office:value-type="float" office:value="-0.5246498" calcext:value-type="float">
            <text:p>-0.5246498</text:p>
          </table:table-cell>
          <table:table-cell office:value-type="float" office:value="-0.40247958" calcext:value-type="float">
            <text:p>-0.40247958</text:p>
          </table:table-cell>
          <table:table-cell office:value-type="float" office:value="-0.35017495" calcext:value-type="float">
            <text:p>-0.35017495</text:p>
          </table:table-cell>
          <table:table-cell office:value-type="float" office:value="-0.33091957" calcext:value-type="float">
            <text:p>-0.33091957</text:p>
          </table:table-cell>
          <table:table-cell office:value-type="float" office:value="1.672956" calcext:value-type="float">
            <text:p>1.6729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9271356" calcext:value-type="float">
            <text:p>-0.9271356</text:p>
          </table:table-cell>
          <table:table-cell office:value-type="float" office:value="-0.4551614" calcext:value-type="float">
            <text:p>-0.4551614</text:p>
          </table:table-cell>
          <table:table-cell office:value-type="float" office:value="-0.36035349" calcext:value-type="float">
            <text:p>-0.36035349</text:p>
          </table:table-cell>
          <table:table-cell office:value-type="float" office:value="-0.27104204" calcext:value-type="float">
            <text:p>-0.27104204</text:p>
          </table:table-cell>
          <table:table-cell office:value-type="float" office:value="-0.29091118" calcext:value-type="float">
            <text:p>-0.29091118</text:p>
          </table:table-cell>
          <table:table-cell office:value-type="float" office:value="2.285028" calcext:value-type="float">
            <text:p>2.285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2.4348525" calcext:value-type="float">
            <text:p>-2.4348525</text:p>
          </table:table-cell>
          <table:table-cell office:value-type="float" office:value="-0.5438797" calcext:value-type="float">
            <text:p>-0.5438797</text:p>
          </table:table-cell>
          <table:table-cell office:value-type="float" office:value="-0.31872775" calcext:value-type="float">
            <text:p>-0.31872775</text:p>
          </table:table-cell>
          <table:table-cell office:value-type="float" office:value="-0.16803746" calcext:value-type="float">
            <text:p>-0.16803746</text:p>
          </table:table-cell>
          <table:table-cell office:value-type="float" office:value="0.22026698" calcext:value-type="float">
            <text:p>0.22026698</text:p>
          </table:table-cell>
          <table:table-cell office:value-type="float" office:value="2.814786" calcext:value-type="float">
            <text:p>2.814786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trategy.A1:Strategy.G1048576">
          <table:sort>
            <table:sort-by table:field-number="6" table:order="descending" table:data-type="automatic"/>
          </table:sort>
        </table:database-range>
        <table:database-range table:name="__Anonymous_Sheet_DB__1" table:target-range-address="Order.A1:Order.F5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Saturation.A1:Saturation.H1048576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35:19.608440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4:45:25.074486311</meta:creation-date>
    <dc:date>2016-09-16T15:38:41.534611100</dc:date>
    <meta:editing-duration>PT24M34S</meta:editing-duration>
    <meta:editing-cycles>7</meta:editing-cycles>
    <meta:generator>LibreOffice/4.2.8.2$Linux_X86_64 LibreOffice_project/420m0$Build-2</meta:generator>
    <meta:document-statistic meta:table-count="3" meta:cell-count="707" meta:object-count="0"/>
  </office:meta>
</office:document-meta>
</file>